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Times" fo:font-size="11.0pt"/>
    </style:style>
    <style:style style:name="P2" style:family="paragraph" style:parent-style-name="Standard">
      <style:paragraph-properties fo:margin-bottom="0.1562in" fo:line-height="160%"/>
      <style:text-properties style:font-name="Times" fo:font-size="12.0pt"/>
    </style:style>
    <style:style style:name="P3" style:family="paragraph" style:parent-style-name="Standard">
      <style:paragraph-properties fo:line-height="160%"/>
      <style:text-properties style:font-name="Times" fo:font-size="12.0pt"/>
    </style:style>
    <style:style style:name="P4" style:family="paragraph" style:parent-style-name="Standard">
      <style:paragraph-properties fo:line-height="160%"/>
      <style:text-properties style:font-name="Times" fo:font-size="11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/>
      <table:table table:name="Table1" table:style-name="Table1">
        <table:table-column table:style-name="TableColumn1"/>
        <table:table-row>
          <table:table-cell table:style-name="TableCell1">
            <text:p text:style-name="P2"><text:span text:style-name="T1">Fiche descriptive 13</text:span></text:p>
            <text:p text:style-name="P2"><text:span text:style-name="T1">Nom : </text:span>Indiquer que la livraison est effectuée(package « Gestion des achats »)<text:line-break/><text:span text:style-name="T1">Acteur(s) : </text:span>Employé<text:line-break/><text:span text:style-name="T1">Description : </text:span>L'acteur indique que la commande a été livré.<text:line-break/><text:span text:style-name="T1">Auteur : </text:span>Guichou Brice<text:line-break/><text:span text:style-name="T1">Date(s) : </text:span>12/05/2020</text:p>
            <text:p text:style-name="P3"><text:span text:style-name="T1">Pré-conditions : </text:span>Avoir validée sa commande<text:line-break/><text:span text:style-name="T1">Démarrage : </text:span>L’ utilisateur à ouvert l'onglet Indiquer que la livraison est effectuée<text:span text:style-name="T1">.</text:span></text:p>
            <text:p text:style-name="P4"/>
          </table:table-cell>
        </table:table-row>
        <table:table-row>
          <table:table-cell table:style-name="TableCell1">
            <text:p text:style-name="P2"><text:span text:style-name="T1">DESCRIPTION</text:span></text:p>
            <text:p text:style-name="P2"><text:span text:style-name="T1">Le scénario nominal :</text:span></text:p>
            <text:p text:style-name="P3">1. Le système<text:span text:style-name="T1"><text:s/></text:span>affiche la page de gestion des commandes avec leur(s) statut(s).<text:line-break/>2. L<text:span text:style-name="T2">’ </text:span>utilisateur sélectionne une commande en cours.<text:line-break/>3. Le système<text:span text:style-name="T1"><text:s/></text:span>affiche la description de la commande demandée par l'utilisateur<text:span text:style-name="T2"><text:s/></text:span>.</text:p>
            <text:p text:style-name="P3">4. L<text:span text:style-name="T2">’ </text:span>utilisateur change le statut de la commande en cours par "Livrée".</text:p>
            <text:p text:style-name="P3">5. Le système<text:span text:style-name="T1"><text:s/></text:span>enregistre les modifications dans la base de donnée.</text:p>
            <text:p text:style-name="P3">6. Le système<text:span text:style-name="T1"><text:s/></text:span>actualise les informations avec les modifications sur le site.<text:line-break/></text:p>
          </table:table-cell>
        </table:table-row>
        <table:table-row>
          <table:table-cell table:style-name="TableCell1">
            <text:p text:style-name="P2"><text:span text:style-name="T1">Les scénarios alternatifs:</text:span></text:p>
            <text:p text:style-name="P3">2. L<text:span text:style-name="T2">’ </text:span>utilisateur décide de quitter la page de gestion des commandes avec leur(s) statut(s).</text:p>
            <text:p text:style-name="P3">4.a L<text:span text:style-name="T2">’ </text:span>utilisateur décide de quitter la page de gestion des commandes avec leur(s) statut(s).</text:p>
            <text:p text:style-name="P3">4.b L<text:span text:style-name="T2">’ </text:span>utilisateur décide de quitter la page de description de la commande demandée.</text:p>
            <text:p text:style-name="P4"/>
          </table:table-cell>
        </table:table-row>
        <table:table-row>
          <table:table-cell table:style-name="TableCell1">
            <text:p text:style-name="P2"><text:span text:style-name="T1">Les scénarios d'exceptions :</text:span></text:p>
          </table:table-cell>
        </table:table-row>
        <table:table-row>
          <table:table-cell table:style-name="TableCell1">
            <text:p text:style-name="P3"><text:span text:style-name="T1">Fin : </text:span>Scénario nominal : aux étapes 2 et 4, sur décision de l'utilisateur.</text:p>
          </table:table-cell>
        </table:table-row>
      </table:table>
      <text:p text:style-name="P3"><text:span text:style-name="T1">Post-conditions : </text:span>Aucu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3</meta:generator>
  </office:meta>
</office:document-meta>
</file>